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4b98" officeooo:paragraph-rsid="00014b98"/>
    </style:style>
    <style:style style:name="P2" style:family="paragraph" style:parent-style-name="Text_20_body">
      <style:paragraph-properties fo:margin-left="0cm" fo:text-align="justify" style:justify-single-word="false" fo:text-indent="0cm" style:auto-text-indent="false"/>
      <style:text-properties style:font-name="Liberation Serif" officeooo:paragraph-rsid="0009695f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left="0cm" fo:text-align="justify" style:justify-single-word="false" fo:text-indent="0cm" style:auto-text-indent="false"/>
      <style:text-properties officeooo:paragraph-rsid="0009695f"/>
    </style:style>
    <style:style style:name="P5" style:family="paragraph" style:parent-style-name="Text_20_body">
      <style:text-properties style:font-name="Liberation Serif" fo:font-weight="bold" style:font-weight-asian="bold" style:font-weight-complex="bold"/>
    </style:style>
    <style:style style:name="P6" style:family="paragraph" style:parent-style-name="Text_20_body">
      <style:paragraph-properties fo:margin-left="0cm" fo:text-align="justify" style:justify-single-word="false" fo:text-indent="0cm" style:auto-text-indent="false"/>
      <style:text-properties style:font-name="Liberation Serif" officeooo:paragraph-rsid="0009695f"/>
    </style:style>
    <style:style style:name="P7" style:family="paragraph" style:parent-style-name="Text_20_body">
      <style:paragraph-properties fo:margin-left="0cm" fo:text-align="justify" style:justify-single-word="false" fo:text-indent="0cm" style:auto-text-indent="false"/>
      <style:text-properties officeooo:rsid="000e397d" officeooo:paragraph-rsid="000e397d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4c76" style:font-weight-asian="normal" style:font-weight-complex="normal"/>
    </style:style>
    <style:style style:name="T5" style:family="text">
      <style:text-properties fo:font-weight="normal" officeooo:rsid="000aa1e6" style:font-weight-asian="normal" style:font-weight-complex="normal"/>
    </style:style>
    <style:style style:name="T6" style:family="text">
      <style:text-properties fo:font-weight="normal" officeooo:rsid="000c0f50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9695f"/>
    </style:style>
    <style:style style:name="T9" style:family="text">
      <style:text-properties officeooo:rsid="0009695f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9695f"/>
    </style:style>
    <style:style style:name="T12" style:family="text">
      <style:text-properties style:font-name="Liberation Serif" fo:background-color="#ffff00" loext:char-shading-value="0"/>
    </style:style>
    <style:style style:name="T13" style:family="text">
      <style:text-properties style:font-name="Liberation Serif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Question </text:span><text:span text:style-name="T4">0</text:span><text:span text:style-name="T6">6</text:span><text:span text:style-name="T3"><text:line-break/><text:line-break/></text:span><text:span text:style-name="T1">6. Create a package with procedure or function that can be invoked by store or all stores to save the item_loc_soh to a new table that will contain the same information plus the stock value per item/loc (unit_cost*stock_on_hand)</text:span><text:span text:style-name="T2"><text:line-break/></text:span></text:p>
      <text:p text:style-name="P7"><text:span text:style-name="T8">f</text:span><text:span text:style-name="T7">iles in sql\ddl\packages and <text:s/>sql\ddl\package-bodies</text:span></text:p>
      <text:p text:style-name="P4"><text:span text:style-name="T8">Our coding choices were designed with efficiency, maintainability, and scalability in mind. The </text:span><text:span text:style-name="Strong_20_Emphasis"><text:span text:style-name="Source_20_Text"><text:span text:style-name="T8">stock_management_pkg</text:span></text:span></text:span><text:span text:style-name="T8"> package ensures that stock data is properly archived, filtered, and accessed without unnecessary performance overhead.</text:span></text:p>
      <text:p text:style-name="P3"><text:span text:style-name="T7">The </text:span><text:span text:style-name="Strong_20_Emphasis"><text:span text:style-name="Source_20_Text"><text:span text:style-name="T7">save_item_loc_soh_history</text:span></text:span></text:span><text:span text:style-name="T7"> procedure was structured to handle both </text:span><text:span text:style-name="Strong_20_Emphasis"><text:span text:style-name="T7">single-location and all-location updates</text:span></text:span><text:span text:style-name="T7">, making it flexible and avoiding redundant code. By excluding a </text:span><text:span text:style-name="Source_20_Text"><text:span text:style-name="T7">COMMIT</text:span></text:span><text:span text:style-name="T7"> statement, we leave transaction control to the caller, ensuring better transaction safety and rollback capabilities if needed.</text:span></text:p>
      <text:p text:style-name="P3"><text:span text:style-name="T7">For </text:span><text:span text:style-name="Strong_20_Emphasis"><text:span text:style-name="T7">data retrieval</text:span></text:span><text:span text:style-name="T7">, the </text:span><text:span text:style-name="Strong_20_Emphasis"><text:span text:style-name="Source_20_Text"><text:span text:style-name="T7">filter_data_by_dept</text:span></text:span></text:span><text:span text:style-name="T7"> function returns a </text:span><text:span text:style-name="Strong_20_Emphasis"><text:span text:style-name="T7">ref cursor</text:span></text:span><text:span text:style-name="T7">, allowing efficient fetching of department-specific stock data while keeping memory usage low. This is particularly useful when integrating with front-end applications or reporting tools that require streaming large datasets without loading everything into memory at once.</text:span></text:p>
      <text:p text:style-name="P3"><text:span text:style-name="T7">The </text:span><text:span text:style-name="Strong_20_Emphasis"><text:span text:style-name="T7">pipelined function </text:span></text:span><text:span text:style-name="Strong_20_Emphasis"><text:span text:style-name="Source_20_Text"><text:span text:style-name="T7">get_location_list</text:span></text:span></text:span><text:span text:style-name="T7"> is a strategic choice to improve performance when querying distinct locations. Instead of returning a bulk collection, it </text:span><text:span text:style-name="Strong_20_Emphasis"><text:span text:style-name="T7">streams results row by row</text:span></text:span><text:span text:style-name="T7">, reducing memory footprint and making the function more efficient for high-volume environments.</text:span></text:p>
      <text:p text:style-name="P3"><text:span text:style-name="T7">By using </text:span><text:span text:style-name="Strong_20_Emphasis"><text:span text:style-name="T7">partitioning on </text:span></text:span><text:span text:style-name="Strong_20_Emphasis"><text:span text:style-name="Source_20_Text"><text:span text:style-name="T7">item_loc_soh</text:span></text:span></text:span><text:span text:style-name="T7">, we ensure that queries filtering by location are much faster due to </text:span><text:span text:style-name="Strong_20_Emphasis"><text:span text:style-name="T7">partition pruning</text:span></text:span><text:span text:style-name="T7">, allowing Oracle to scan only the relevant partitions instead of the entire table. This approach also improves parallel processing, making it ideal for high-concurrency environments.</text:span></text:p>
      <text:p text:style-name="P3"><text:span text:style-name="T7">Every decision was made with real-world scalability in mind, ensuring that our implementation can handle large datasets, multiple concurrent users, and complex filtering while keeping the system </text:span><text:span text:style-name="Strong_20_Emphasis"><text:span text:style-name="T13">responsive, efficient, and maintainable</text:span></text:span><text:span text:style-name="T13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2:17:59.322000000</meta:creation-date>
    <dc:date>2025-02-07T13:49:27.639000000</dc:date>
    <meta:editing-duration>PT28M39S</meta:editing-duration>
    <meta:editing-cycles>15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8" meta:word-count="274" meta:character-count="2011" meta:non-whitespace-character-count="1742"/>
  </office:meta>
</office:document-meta>
</file>